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010000011F73611C2D440712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7" style:family="paragraph" style:parent-style-name="Sous-titre_20_couverture">
      <style:paragraph-properties fo:margin-left="2.501cm" fo:margin-right="3.247cm" fo:text-indent="0cm" style:auto-text-indent="false">
        <style:tab-stops>
          <style:tab-stop style:position="10.5cm"/>
        </style:tab-stops>
      </style:paragraph-properties>
    </style:style>
    <style:style style:name="P8" style:family="paragraph" style:parent-style-name="Titre_20_couverture">
      <style:paragraph-properties fo:margin-left="2.501cm" fo:margin-right="3.247cm" fo:text-indent="0cm" style:auto-text-indent="false">
        <style:tab-stops>
          <style:tab-stop style:position="10.5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8.636cm" style:type="center"/>
          <style:tab-stop style:position="16.637cm" style:type="right"/>
        </style:tab-stops>
      </style:paragraph-properties>
    </style:style>
    <style:style style:name="P10" style:family="paragraph" style:parent-style-name="Text_20_body">
      <style:text-properties officeooo:paragraph-rsid="00116f6d"/>
    </style:style>
    <style:style style:name="P11" style:family="paragraph" style:parent-style-name="Text_20_body">
      <style:text-properties officeooo:rsid="0014e8e1" officeooo:paragraph-rsid="0014e8e1"/>
    </style:style>
    <style:style style:name="P12" style:family="paragraph" style:parent-style-name="Text_20_body">
      <style:paragraph-properties fo:margin-left="0cm" fo:margin-right="3.247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13" style:family="paragraph" style:parent-style-name="Text_20_body">
      <style:paragraph-properties fo:margin-left="0cm" fo:margin-right="3.247cm" fo:text-indent="0cm" style:auto-text-indent="false" fo:break-before="pag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14" style:family="paragraph" style:parent-style-name="Standard" style:list-style-name=""/>
    <style:style style:name="P15" style:family="paragraph" style:parent-style-name="Text_20_body" style:list-style-name="L1">
      <style:text-properties officeooo:rsid="0014e8e1" officeooo:paragraph-rsid="0014e8e1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3">
      <style:text-properties fo:font-weight="normal" style:font-weight-asian="normal" style:font-weight-complex="normal"/>
    </style:style>
    <style:style style:name="P19" style:family="paragraph" style:parent-style-name="Text_20_body" style:list-style-name="L2">
      <style:text-properties fo:font-weight="normal" officeooo:rsid="0014e8e1" officeooo:paragraph-rsid="0014e8e1" style:font-weight-asian="normal" style:font-weight-complex="normal"/>
    </style:style>
    <style:style style:name="P20" style:family="paragraph" style:parent-style-name="Heading_20_1">
      <style:paragraph-properties fo:margin-left="0cm" fo:margin-right="0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21" style:family="paragraph" style:parent-style-name="Intitulé_20_document" style:master-page-name="Standard">
      <loext:graphic-properties draw:fill="solid" draw:fill-color="#ffffff" draw:opacity="100%"/>
      <style:paragraph-properties fo:margin-top="0cm" fo:margin-bottom="0.847cm" loext:contextual-spacing="false" style:page-number="1" fo:background-color="#ffffff"/>
    </style:style>
    <style:style style:name="P22" style:family="paragraph" style:parent-style-name="question">
      <style:text-properties officeooo:rsid="0014e8e1"/>
    </style:style>
    <style:style style:name="T1" style:family="text">
      <style:text-properties fo:font-variant="normal" fo:text-transform="none"/>
    </style:style>
    <style:style style:name="T2" style:family="text">
      <style:text-properties officeooo:rsid="00144c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e8e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e8e1" style:font-weight-asian="normal" style:font-weight-complex="normal"/>
    </style:style>
    <style:style style:name="T7" style:family="text">
      <style:text-properties officeooo:rsid="00116f6d"/>
    </style:style>
    <style:style style:name="T8" style:family="text">
      <style:text-properties officeooo:rsid="0013ea60"/>
    </style:style>
    <style:style style:name="T9" style:family="text">
      <style:text-properties officeooo:rsid="0014e8e1"/>
    </style:style>
    <style:style style:name="T10" style:family="text">
      <style:text-properties officeooo:rsid="0015331c"/>
    </style:style>
    <style:style style:name="T11" style:family="text"/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8">Travaux dirigés</text:p>
      <text:p text:style-name="P7"><text:span text:style-name="T8">L</text:span>es classes et les instances en <text:span text:style-name="T8">JAVA</text:span></text:p>
      <text:h text:style-name="P20" text:outline-level="1">objectif</text:h>
      <text:p text:style-name="P9">Définir une classe, ses caractéristiques, ses comportements</text:p>
      <text:h text:style-name="P20" text:outline-level="1">Travail</text:h>
      <text:p text:style-name="Text_20_body">Nous allons définir puis tester une classe en java. </text:p>
      <text:h text:style-name="Heading_20_2" text:outline-level="2">Analyse</text:h>
      <text:p text:style-name="P11">Nous voulons modéliser un compte bancaire. </text:p>
      <text:list xml:id="list976636652" text:style-name="Numbering_20_1">
        <text:list-item>
          <text:p text:style-name="P22">Pour les éléments suivants, dites lesquels peuvent être des attributs ou des méthodes de la classe CompteBancaire</text:p>
        </text:list-item>
      </text:list>
      <text:list xml:id="list51411845" text:style-name="L1">
        <text:list-item>
          <text:p text:style-name="P15">Retirer une somme d'argent</text:p>
        </text:list-item>
        <text:list-item>
          <text:p text:style-name="P15">Le solde du compte</text:p>
        </text:list-item>
        <text:list-item>
          <text:p text:style-name="P15">Le découvert autorisé</text:p>
        </text:list-item>
        <text:list-item>
          <text:p text:style-name="P15">Déposer de l'argent</text:p>
        </text:list-item>
        <text:list-item>
          <text:p text:style-name="P15">Consulter le solde et le découvert autorisé</text:p>
        </text:list-item>
        <text:list-item>
          <text:p text:style-name="P15">Modifier le découvert autorisé</text:p>
        </text:list-item>
      </text:list>
      <text:p text:style-name="P12"/>
      <text:p text:style-name="P13"/>
      <text:h text:style-name="Heading_20_2" text:outline-level="2"><text:span text:style-name="T7">C</text:span>odage de la classe <text:span text:style-name="T9">CompteBancaire</text:span></text:h>
      <text:p text:style-name="Text_20_body"/>
      <text:p text:style-name="P10"><text:span text:style-name="T10">Vous utiliserez</text:span> <text:span text:style-name="T7">Netbeans</text:span> pour tester votre travail.</text:p>
      <text:list xml:id="list1513599616" text:style-name="L2">
        <text:list-item>
          <text:p text:style-name="P16"><text:span text:style-name="T9">Dans votre projet précédent</text:span> <text:span text:style-name="T9">ayant pour </text:span>nom <text:span text:style-name="T3">TD</text:span></text:p>
        </text:list-item>
        <text:list-item>
          <text:p text:style-name="P16">Créez un paquetage <text:span text:style-name="T4">banques</text:span><text:span text:style-name="T5"> </text:span></text:p>
        </text:list-item>
      </text:list>
      <text:list xml:id="list3422109058" text:style-name="L3">
        <text:list-item>
          <text:p text:style-name="P17"><text:span text:style-name="T5">Définissez dans ce paquetage la classe </text:span><text:span text:style-name="T4">CompteBancaire</text:span><text:span text:style-name="T5">. </text:span></text:p>
          <text:list>
            <text:list-item>
              <text:p text:style-name="P18">attributs privés</text:p>
            </text:list-item>
            <text:list-item>
              <text:p text:style-name="P18">trois constructeurs <text:span text:style-name="T9">(par défaut, à paramètres, copie)</text:span></text:p>
            </text:list-item>
            <text:list-item>
              <text:p text:style-name="P17"><text:span text:style-name="T6">L</text:span><text:span text:style-name="T5">es <text:s/>méthodes </text:span><text:span text:style-name="T6">deposer, retirer, afficher et changerDecouvert</text:span></text:p>
            </text:list-item>
          </text:list>
        </text:list-item>
        <text:list-item>
          <text:p text:style-name="P18">Prévoyez pour la tester simplement la méthode main et la génération de commentaire.</text:p>
        </text:list-item>
      </text:list>
      <text:list xml:id="list150914443998128" text:continue-list="list976636652" text:style-name="Numbering_20_1">
        <text:list-item>
          <text:p text:style-name="question"><text:span text:style-name="T9">Codez et testez la classe CompteBancaire</text:span>. </text:p>
        </text:list-item>
      </text:list>
      <text:list xml:id="list150913313029419" text:continue-list="list1513599616" text:style-name="L2">
        <text:list-item text:start-value="1">
          <text:p text:style-name="P19">Testez bien les cas limites (retirer plus que le solde, retirer une somme négative,...)</text:p>
        </text:list-item>
      </text:list>
      <text:h text:style-name="P1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loext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source" style:family="paragraph" style:parent-style-name="Text_20_body" style:class="text">
      <loext:graphic-properties draw:fill="solid" draw:fill-color="#ffffcc" draw:opacity="100%"/>
      <style:paragraph-properties fo:margin-left="1.27cm" fo:margin-right="1cm" fo:text-indent="0.73cm" style:auto-text-indent="false" fo:background-color="#ffffcc" fo:padding="0.049cm" fo:border="0.06pt solid #000000" style:shadow="none"/>
    </style:style>
    <style:style style:name="remarque" style:family="paragraph" style:parent-style-name="source" style:class="text" style:master-page-name="">
      <loext:graphic-properties draw:fill="solid" draw:fill-color="#ccffff" draw:opacity="100%"/>
      <style:paragraph-properties style:page-number="auto" fo:background-color="#ccffff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M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M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>
      <style:text-properties officeooo:rsid="00144c0a"/>
    </style:style>
    <style:style style:name="MT3" style:family="text"/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</office:automatic-styles>
  <office:master-styles>
    <style:master-page style:name="Standard" style:page-layout-name="Mpm1" style:next-style-name="Conversion_20_suivante_20_1">
      <style:header>
        <text:p text:style-name="MP1"><draw:frame draw:style-name="Mfr1" draw:name="images3" text:anchor-type="paragraph" svg:x="-1.12cm" svg:y="0cm" svg:width="2.23cm" svg:height="2.499cm" draw:z-index="0"><draw:image xlink:href="Pictures/10000201000001010000011F73611C2D44071294.png" xlink:type="simple" xlink:show="embed" xlink:actuate="onLoad" loext:mime-type="image/png"/></draw:frame></text:p>
        <text:p text:style-name="MP2">S.T.S. I<text:span text:style-name="MT1">nformatique et Réseaux<text:line-break/></text:span></text:p>
      </style:header>
      <style:footer>
        <text:p text:style-name="MP3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4"><text:tab/>concevoir - realiser</text:p>
        <text:p text:style-name="MP5">développement</text:p>
      </style:header>
      <style:footer>
        <text:p text:style-name="MP6">STS <text:span text:style-name="MT2">SN</text:span>i<text:span text:style-name="MT2">R</text:span><text:span text:style-name="MT1"> -</text:span><text:tab/>LPR T<text:span text:style-name="MT1">ouchard</text:span> - Le Mans<text:tab/>page 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initial-creator>Jean Guillet</meta:initial-creator>
    <meta:creation-date>2008-01-10T12:21:40</meta:creation-date>
    <dc:date>2020-03-12T15:08:53.052362441</dc:date>
    <dc:language>de-DE</dc:language>
    <meta:editing-cycles>24</meta:editing-cycles>
    <meta:editing-duration>PT7H6M26S</meta:editing-duration>
    <meta:document-statistic meta:table-count="0" meta:image-count="1" meta:object-count="0" meta:page-count="2" meta:paragraph-count="30" meta:word-count="194" meta:character-count="1181" meta:non-whitespace-character-count="1029"/>
    <meta:user-defined meta:name="Info 1"/>
    <meta:user-defined meta:name="Info 2"/>
    <meta:user-defined meta:name="Info 3"/>
    <meta:user-defined meta:name="Info 4"/>
  </office:meta>
</office:document-meta>
</file>